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4" style:family="paragraph" style:parent-style-name="Standard">
      <style:paragraph-properties fo:line-height="150%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00%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9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1f1a04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line-height="100%"/>
      <style:text-properties style:text-outline="false" style:text-line-through-style="none" style:text-line-through-type="none" style:font-name="Bitstream Charter" fo:font-size="7pt" fo:font-style="normal" fo:text-shadow="none" style:text-underline-style="none" fo:font-weight="normal" officeooo:paragraph-rsid="001f1a04" style:font-name-asian="Arial Narrow" style:font-size-asian="7pt" style:font-style-asian="normal" style:font-weight-asian="normal" style:font-name-complex="Arial Narrow" style:font-size-complex="7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8pt" style:font-size-asian="8pt" style:font-size-complex="8pt"/>
    </style:style>
    <style:style style:name="T5" style:family="text">
      <style:text-properties style:font-name="Liberation Serif" fo:font-size="8pt" officeooo:rsid="001f1a04" style:font-size-asian="8pt" style:font-size-complex="8pt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1f1a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43"/></text:span><text:span text:style-name="T2">{{{nisn_umber+id_num}}}</text:span></text:p>
            <text:p text:style-name="P4"><text:s text:c="74"/><text:span text:style-name="T8">{{{++limit+providertraining+training+name}}} <text:s text:c="46"/>{{{+graduation_month}}} {{{+graduation_year}}}</text:span></text:p>
            <text:p text:style-name="P9"/>
            <text:p text:style-name="P9"/>
            <text:p text:style-name="P8"/>
            <text:p text:style-name="P11"><text:span text:style-name="T3"><text:s text:c="62"/></text:span><text:span text:style-name="T4"><text:s/>Psychiatry </text:span><text:span text:style-name="T5">and </text:span><text:span text:style-name="T4">Psychiatric Nursing <text:s text:c="59"/></text:span><text:span text:style-name="T6">{{{exam_grade_paper_i+name}}}</text:span></text:p>
            <text:p text:style-name="P7"><text:s text:c="55"/>Psychology and <text:span text:style-name="T9">other Forms of Treatment used in Psychiatry <text:s text:c="10"/></text:span><text:s text:c="8"/><text:span text:style-name="T7">{{{exam_grade_paper_ii+name}}}</text:span></text:p>
            <text:p text:style-name="P10"><text:s text:c="55"/>Medical Surgical Nursing and <text:span text:style-name="T9">P</text:span>harmacology <text:s text:c="43"/><text:span text:style-name="T7">{{{exam_grade_paper_iii+name}}}</text:span></text:p>
            <text:p text:style-name="P10"><text:s text:c="55"/>Primary Health Care and Comm<text:span text:style-name="T9">unity</text:span> Mental Health <text:s text:c="31"/><text:span text:style-name="T7">{{{exam_grade_paper_iv+name}}}</text:span></text:p>
            <text:p text:style-name="P10"><text:s text:c="55"/>Oral <text:span text:style-name="T9">and Practicals</text:span> <text:s text:c="85"/><text:span text:style-name="T7">{{{exam_grade_paper_v+name}}}</text:span></text:p>
            <text:p text:style-name="P6"/>
            <text:p text:style-name="P6"><text:s text:c="114"/><text:span text:style-name="T7"><text:s text:c="2"/>{{{primary_form+exam_result}}}</text:span>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6-11-07T00:11:12.126890299</dc:date>
    <meta:editing-duration>PT7H4S</meta:editing-duration>
    <meta:editing-cycles>99</meta:editing-cycles>
    <meta:generator>LibreOffice/4.2.8.2$Linux_X86_64 LibreOffice_project/420m0$Build-2</meta:generator>
    <meta:document-statistic meta:table-count="1" meta:image-count="0" meta:object-count="0" meta:page-count="1" meta:paragraph-count="11" meta:word-count="53" meta:character-count="1706" meta:non-whitespace-character-count="651"/>
  </office:meta>
</office:document-meta>
</file>